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P2" style:family="paragraph" style:parent-style-name="Standard">
      <style:paragraph-properties>
        <style:tab-stops>
          <style:tab-stop style:position="5.2951in"/>
        </style:tab-stops>
      </style:paragraph-properties>
      <style:text-properties style:font-name="Times" fo:font-size="12.0pt"/>
    </style:style>
    <style:style style:name="P3"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4"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style:style>
    <style:style style:name="P5"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fo:background-color="#00ffff"/>
    </style:style>
    <style:style style:name="P6"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fo:background-color="#00ffff"/>
    </style:style>
    <style:style style:name="P7" style:family="paragraph" style:parent-style-name="Standard">
      <style:text-properties style:font-name="Times" fo:font-size="12.0pt" fo:background-color="#00ffff"/>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fo:background-color="#00ffff"/>
    </style:style>
    <style:style style:name="T4" style:family="text">
      <style:text-properties fo:background-color="transparent"/>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2">
      <text:list-level-style-bullet text:level="1" text:bullet-char="•">
        <style:list-level-properties text:space-before="0.25in" text:min-label-width="0.25in"/>
      </text:list-level-style-bullet>
    </text:list-style>
  </office:automatic-styles>
  <office:body>
    <office:text>
      <text:p text:style-name="P1">Darren Howell: Tethered/clipped wing flight kinematics report</text:p>
      <text:p text:style-name="P1"/>
      <text:p text:style-name="P1"><text:span text:style-name="T1">Tethered Flight:</text:span></text:p>
      <text:p text:style-name="P1"/>
      <text:p text:style-name="P2"><text:span text:style-name="T2">Matt's Experiments: Spring 2013</text:span></text:p>
      <text:p text:style-name="P1"/>
      <text:p text:style-name="P1">29 sequences</text:p>
      <text:list text:style-name="L1">
        <text:list-item>
          <text:p text:style-name="P3">post</text:p>
        </text:list-item>
        <text:list-item>
          <text:p text:style-name="P3">pre</text:p>
        </text:list-item>
        <text:list-item>
          <text:p text:style-name="P3">steady</text:p>
        </text:list-item>
        <text:list-item>
          <text:p text:style-name="P3">turning</text:p>
          <text:list>
            <text:list-item>
              <text:p text:style-name="P4">All of these capture flight of same sequence if the date is the same. </text:p>
            </text:list-item>
          </text:list>
        </text:list-item>
      </text:list>
      <text:p text:style-name="P1"/>
      <text:p text:style-name="P1">7 video sequences with at least 1 segment of 5 or more wing beats in a row.</text:p>
      <text:p text:style-name="P1">(22 sequences with zero segments of 5 or more wing beats in a row.)</text:p>
      <text:p text:style-name="P1"/>
      <text:p text:style-name="P1">Total of <text:span text:style-name="T3">8 segments</text:span><text:s/>with 5 or more wing beats</text:p>
      <text:p text:style-name="P1"/>
      <text:p text:style-name="P1">Segment details</text:p>
      <text:list text:style-name="L1">
        <text:list-item>
          <text:p text:style-name="P5">Total number of wing beats counted: 85<text:span text:style-name="T4">.</text:span></text:p>
        </text:list-item>
        <text:list-item>
          <text:p text:style-name="P3">Trigger = frame 200</text:p>
        </text:list-item>
        <text:list-item>
          <text:p text:style-name="P5">Less than 5 wing beats pre-trigger</text:p>
        </text:list-item>
        <text:list-item>
          <text:p text:style-name="P3">80 wing beats occur post-trigger</text:p>
        </text:list-item>
        <text:list-item>
          <text:p text:style-name="P3">Range of segments (post trigger):</text:p>
          <text:list>
            <text:list-item>
              <text:p text:style-name="P4">frames 392-3751</text:p>
            </text:list-item>
            <text:list-item>
              <text:p text:style-name="P6">We did not have any segments of 5 accurately tracked wing beats or more after frame 5000<text:span text:style-name="T4"><text:s/>(goal of post sequences)</text:span></text:p>
            </text:list-item>
          </text:list>
        </text:list-item>
      </text:list>
      <text:p text:style-name="P1"/>
      <text:p text:style-name="P1"/>
      <text:p text:style-name="P1"><text:span text:style-name="T2">Darren's Experiments: summer 2013</text:span></text:p>
      <text:p text:style-name="P1"/>
      <text:p text:style-name="P7">55 total sequences.</text:p>
      <text:p text:style-name="P1"/>
      <text:p text:style-name="P7">2 sequences scrutinized to date</text:p>
      <text:list text:style-name="L2">
        <text:list-item>
          <text:p text:style-name="P5"><text:span text:style-name="T4">Within these 2 sequences, </text:span>8 segments w/ 5 or more sequential wing beats</text:p>
        </text:list-item>
      </text:list>
      <text:p text:style-name="P1"/>
      <text:p text:style-name="P1">Segment details</text:p>
      <text:list text:style-name="L2">
        <text:list-item>
          <text:p text:style-name="P5">Total number of wing beats counted: 95</text:p>
        </text:list-item>
        <text:list-item>
          <text:p text:style-name="P3">Trigger = frame 200</text:p>
        </text:list-item>
        <text:list-item>
          <text:p text:style-name="P3"><text:span text:style-name="T3">Less than 15 wing beats before trigger</text:span><text:s/>(we have 2 segments, accurate tracking before frame 200, but only a about 100 frames beforehand.)</text:p>
        </text:list-item>
        <text:list-item>
          <text:p text:style-name="P3">Longest segment: 61 wing beats</text:p>
        </text:list-item>
        <text:list-item>
          <text:p text:style-name="P3">Mode: 6</text:p>
        </text:list-item>
        <text:list-item>
          <text:p text:style-name="P3">Median: 6</text:p>
        </text:list-item>
      </text:list>
      <text:p text:style-name="P1"/>
      <text:p text:style-name="P1">Plan: Look through Matt's data less conservatively to see if there are more wing beats that we can analyze. Also, take the time to look through the remaining 53 sequences in Darren's data set. Just ran 37 calculations on Darren's summer data, so we have everything calculated and ready to be observed. </text:p>
      <text:p text:style-name="P1"/>
      <text:p text:style-name="P1"><text:span text:style-name="T1">Free Flight: Clipped wing Experiments</text:span></text:p>
      <text:p text:style-name="P1"><text:span text:style-name="T1"/></text:p>
      <text:p text:style-name="P1">Point expansion stimulus</text:p>
      <text:p text:style-name="P1"><text:span text:style-name="T1"/></text:p>
      <text:p text:style-name="P1">7 sequences captured</text:p>
      <text:list text:style-name="L1">
        <text:list-item>
          <text:p text:style-name="P3">4 sequences with at least 1 segment of 5 or more wing beats</text:p>
          <text:list>
            <text:list-item>
              <text:p text:style-name="P4"><text:span text:style-name="T3">8 segments total</text:span><text:s/>with 5 or more consecutive wing beats</text:p>
            </text:list-item>
          </text:list>
        </text:list-item>
        <text:list-item>
          <text:p text:style-name="P3">3 sequences with no usable 5 wing beat segments</text:p>
        </text:list-item>
      </text:list>
      <text:p text:style-name="P1"><text:span text:style-name="T1"/></text:p>
      <text:p text:style-name="P1"><text:span text:style-name="T1"/></text:p>
      <text:p text:style-name="P1">Segment details:</text:p>
      <text:list text:style-name="L2">
        <text:list-item>
          <text:p text:style-name="P3">Total number of wing beats: 69 </text:p>
        </text:list-item>
        <text:list-item>
          <text:p text:style-name="P3">Trigger = frame 2794</text:p>
        </text:list-item>
        <text:list-item>
          <text:p text:style-name="P5">4 segments with accurate tracking, pre-trigger</text:p>
        </text:list-item>
        <text:list-item>
          <text:p text:style-name="P3">4 segments with accurate tracking during some portion of maneuver, post-trigger</text:p>
        </text:list-item>
        <text:list-item>
          <text:p text:style-name="P3">Average number of wing beats per segment: 8.6</text:p>
        </text:list-item>
      </text:list>
      <text:p text:style-name="P1"/>
      <text:p text:style-name="P1"/>
      <text:p text:style-name="P1">Drum rotation stimulus</text:p>
      <text:p text:style-name="P1"><text:span text:style-name="T2"/></text:p>
      <text:p text:style-name="P1">26 sequences total</text:p>
      <text:p text:style-name="P1">5 sequences have been looked at</text:p>
      <text:p text:style-name="P1">21 sequences need to be calculated</text:p>
      <text:p text:style-name="P1"><text:span text:style-name="T1"/></text:p>
      <text:p text:style-name="P1">5 sequences observed: </text:p>
      <text:p text:style-name="P1">3 sequences with no usable segments.</text:p>
      <text:p text:style-name="P7">2 sequences with 1 usable segment of 5 consecutive wing beats each<text:span text:style-name="T4">. </text:span></text:p>
      <text:p text:style-name="P1"><text:span text:style-name="T1"/></text:p>
      <text:p text:style-name="P1">Segment details:</text:p>
      <text:list text:style-name="L2">
        <text:list-item>
          <text:p text:style-name="P3">Total of 13 wing beats</text:p>
        </text:list-item>
        <text:list-item>
          <text:p text:style-name="P3">All wing beats occur post trigger, sometime during maneuver</text:p>
        </text:list-item>
      </text:list>
      <text:p text:style-name="P1"/>
      <text:p text:style-name="P1">Plan going forward:</text:p>
      <text:p text:style-name="P1">Running calculations on drum rotation sequences that have yet to be tracked.</text:p>
      <text:p text:style-name="P1">Looking over sequences that were recalculated with free flight body models, drum and point expansion (data described here were looked at with tethered flight body models on accident).</text:p>
      <text:p text:style-name="P1"/>
      <text:p text:style-name="P1">Matrix:</text:p>
      <text:p text:style-name="P1">trial # left column<text:tab/><text:tab/></text:p>
      <text:p text:style-name="P1">different color each fly.</text:p>
      <text:p text:style-name="P1"/>
      <text:p text:style-name="P1">Pre, transitional, middle, end</text:p>
      <text:p text:style-name="P1"/>
      <text:p text:style-name="P1">same fly. </text:p>
      <text:p text:style-name="P1">within single sequence, what do we have</text:p>
      <text:p text:style-name="P1">yellow = pre. </text:p>
      <text:p text:style-name="P1">End = 1 second end.</text:p>
      <text:p text:style-name="P1">averaging wing beats are we seeing an obvious steering response</text:p>
      <text:p text:style-name="P1"/>
      <text:p text:style-name="P1">each row = a sequence</text:p>
      <text:p text:style-name="P1">clump them by fly</text:p>
      <text:p text:style-name="P1">make a line where these equines are</text:p>
      <text:p text:style-name="P1">trials are what we’re focusing on</text:p>
      <text:p text:style-name="P1">5 wing beats is still good</text:p>
      <text:p text:style-name="P1">We want as many sequences before stimulus</text:p>
      <text:p text:style-name="P1"/>
      <text:p text:style-name="P1">write down, when wings are flat. Every wing beat. Use kine script. </text:p>
      <text:p text:style-name="P1"/>
      <text:p text:style-name="P1">To do:</text:p>
      <text:p text:style-name="P1">matrix for tethered flight data</text:p>
      <text:p text:style-name="P1">frame number of when wings are parallel to ground/flat as possible. </text:p>
      <text:p text:style-name="P1">each sequence</text:p>
      <text:p text:style-name="P1">image J to get surface estimate</text:p>
      <text:p text:style-name="P1">table: each sequence: how much of the wing area was lost</text:p>
      <text:p text:style-name="P1">quantify second moment of area</text:p>
      <text:p text:style-name="P1"/>
      <text:p text:style-name="P1">1st thing to do: 4 good sequences fly is flying straight</text:p>
      <text:p text:style-name="P1">quantitatively</text:p>
      <text:p text:style-name="P1">We want 4 good straight flight sequences</text:p>
      <text:p text:style-name="P1">look at kinematics closely. </text:p>
      <text:p text:style-name="P1"/>
      <text:p text:style-name="P1"/>
      <text:p text:style-name="P1"><text:span text:style-name="T1"/></text:p>
      <text:p text:style-name="P1"><text:span text:style-name="T1"/></text:p>
      <text:p text:style-name="P1"><text:span text:style-name="T1"/></text:p>
      <text:p text:style-name="P1"><text:span text:style-name="T1"/></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meta:generator>
    <meta:initial-creator>matt </meta:initial-creator>
  </office:meta>
</office:document-meta>
</file>